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2"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66"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73"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81"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91"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50%" fo:text-align="start" style:justify-single-word="false"/>
      <style:text-properties style:font-name="Lato" fo:font-size="14pt" fo:font-style="normal" fo:font-weight="normal" officeooo:rsid="00b54596" officeooo:paragraph-rsid="00b54596"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style:font-name="Lato" fo:font-size="14pt" fo:font-style="normal" fo:font-weight="normal" officeooo:rsid="00b80989" officeooo:paragraph-rsid="00b80989" style:font-size-asian="12.25pt" style:font-style-asian="normal" style:font-weight-asian="normal" style:font-size-complex="14pt" style:font-style-complex="normal" style:font-weight-complex="normal"/>
    </style:style>
    <style:style style:name="P95"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97"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98"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99"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100"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101"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102"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53bf7d" style:font-size-asian="14pt" style:font-style-asian="normal" style:font-weight-asian="normal" style:font-size-complex="14pt" style:font-style-complex="normal" style:font-weight-complex="normal" loext:padding="0cm" loext:border="none"/>
    </style:style>
    <style:style style:name="P103"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104" style:family="paragraph" style:parent-style-name="Standard">
      <style:paragraph-properties fo:line-height="150%" fo:text-align="start" style:justify-single-word="false"/>
      <style:text-properties style:font-name="Lato" fo:font-size="14pt" fo:font-style="normal" fo:font-weight="normal" officeooo:rsid="00958b67" officeooo:paragraph-rsid="00bf06a8" style:font-size-asian="12.25pt" style:font-style-asian="normal" style:font-weight-asian="normal" style:font-size-complex="14pt" style:font-style-complex="normal" style:font-weight-complex="normal"/>
    </style:style>
    <style:style style:name="P105" style:family="paragraph" style:parent-style-name="Standard">
      <style:paragraph-properties fo:line-height="150%" fo:text-align="start" style:justify-single-word="false"/>
      <style:text-properties style:font-name="Lato" fo:font-size="14pt" fo:font-style="normal" fo:font-weight="normal" officeooo:rsid="00958b67" officeooo:paragraph-rsid="00c022c5" style:font-size-asian="12.25pt" style:font-style-asian="normal" style:font-weight-asian="normal" style:font-size-complex="14pt" style:font-style-complex="normal" style:font-weight-complex="normal"/>
    </style:style>
    <style:style style:name="P106" style:family="paragraph" style:parent-style-name="Standard">
      <style:paragraph-properties fo:line-height="150%" fo:text-align="start" style:justify-single-word="false"/>
      <style:text-properties style:font-name="Lato" fo:font-size="14pt" fo:font-style="normal" fo:font-weight="normal" officeooo:rsid="00c681a4" officeooo:paragraph-rsid="00ce52fc" style:font-size-asian="12.25pt" style:font-style-asian="normal" style:font-weight-asian="normal" style:font-size-complex="14pt" style:font-style-complex="normal" style:font-weight-complex="normal"/>
    </style:style>
    <style:style style:name="P107" style:family="paragraph" style:parent-style-name="Standard">
      <style:paragraph-properties fo:line-height="150%" fo:text-align="start" style:justify-single-word="false"/>
      <style:text-properties style:font-name="Lato" fo:font-size="14pt" fo:font-style="normal" fo:font-weight="normal" officeooo:rsid="0042cf45" officeooo:paragraph-rsid="0053bf7d"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style:font-name="Lato" fo:font-size="14pt" fo:font-style="normal" fo:font-weight="normal" officeooo:rsid="00cfca89" officeooo:paragraph-rsid="00cfca89"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Lato" fo:font-size="14pt" fo:font-style="normal" fo:font-weight="normal" officeooo:rsid="00d2e725" officeooo:paragraph-rsid="00d2e725" style:font-size-asian="12.25pt" style:font-style-asian="normal" style:font-weight-asian="normal" style:font-size-complex="14pt" style:font-style-complex="normal" style:font-weight-complex="normal"/>
    </style:style>
    <style:style style:name="P112" style:family="paragraph" style:parent-style-name="Standard">
      <style:paragraph-properties fo:line-height="150%" fo:text-align="start" style:justify-single-word="false"/>
      <style:text-properties style:font-name="Lato" fo:font-size="14pt" fo:font-style="normal" fo:font-weight="normal" officeooo:rsid="0031c5f9" officeooo:paragraph-rsid="00bf06a8" style:font-size-asian="14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15bc7d"/>
    </style:style>
    <style:style style:name="T8" style:family="text">
      <style:text-properties officeooo:rsid="001d75d9"/>
    </style:style>
    <style:style style:name="T9" style:family="text">
      <style:text-properties officeooo:rsid="001f1748"/>
    </style:style>
    <style:style style:name="T10" style:family="text">
      <style:text-properties officeooo:rsid="002083e9"/>
    </style:style>
    <style:style style:name="T11" style:family="text">
      <style:text-properties officeooo:rsid="00214529"/>
    </style:style>
    <style:style style:name="T12" style:family="text">
      <style:text-properties officeooo:rsid="002235d7"/>
    </style:style>
    <style:style style:name="T13" style:family="text">
      <style:text-properties officeooo:rsid="0023caff"/>
    </style:style>
    <style:style style:name="T14" style:family="text">
      <style:text-properties officeooo:rsid="0024c173"/>
    </style:style>
    <style:style style:name="T15" style:family="text">
      <style:text-properties officeooo:rsid="00265d71"/>
    </style:style>
    <style:style style:name="T16" style:family="text">
      <style:text-properties officeooo:rsid="0026628f"/>
    </style:style>
    <style:style style:name="T17" style:family="text">
      <style:text-properties officeooo:rsid="0026e501"/>
    </style:style>
    <style:style style:name="T18" style:family="text">
      <style:text-properties officeooo:rsid="0027916f"/>
    </style:style>
    <style:style style:name="T19" style:family="text">
      <style:text-properties officeooo:rsid="002a5678"/>
    </style:style>
    <style:style style:name="T20" style:family="text">
      <style:text-properties officeooo:rsid="002dabe4"/>
    </style:style>
    <style:style style:name="T21" style:family="text">
      <style:text-properties officeooo:rsid="00306a6a"/>
    </style:style>
    <style:style style:name="T22" style:family="text">
      <style:text-properties officeooo:rsid="0032031e"/>
    </style:style>
    <style:style style:name="T23" style:family="text">
      <style:text-properties officeooo:rsid="0033738a"/>
    </style:style>
    <style:style style:name="T24" style:family="text">
      <style:text-properties officeooo:rsid="00381d0a"/>
    </style:style>
    <style:style style:name="T25" style:family="text">
      <style:text-properties officeooo:rsid="0039548f"/>
    </style:style>
    <style:style style:name="T26" style:family="text">
      <style:text-properties officeooo:rsid="003ae3c3"/>
    </style:style>
    <style:style style:name="T27" style:family="text">
      <style:text-properties officeooo:rsid="003ae430"/>
    </style:style>
    <style:style style:name="T28" style:family="text">
      <style:text-properties officeooo:rsid="003e546e"/>
    </style:style>
    <style:style style:name="T29" style:family="text">
      <style:text-properties officeooo:rsid="0040d715"/>
    </style:style>
    <style:style style:name="T30" style:family="text">
      <style:text-properties officeooo:rsid="0042a472"/>
    </style:style>
    <style:style style:name="T31" style:family="text">
      <style:text-properties officeooo:rsid="00440472"/>
    </style:style>
    <style:style style:name="T32" style:family="text">
      <style:text-properties officeooo:rsid="004b3531"/>
    </style:style>
    <style:style style:name="T33" style:family="text">
      <style:text-properties officeooo:rsid="004bfe3a"/>
    </style:style>
    <style:style style:name="T34" style:family="text">
      <style:text-properties officeooo:rsid="004c51df"/>
    </style:style>
    <style:style style:name="T35" style:family="text">
      <style:text-properties officeooo:rsid="004c98ed"/>
    </style:style>
    <style:style style:name="T36" style:family="text">
      <style:text-properties officeooo:rsid="0053bf7d"/>
    </style:style>
    <style:style style:name="T37" style:family="text">
      <style:text-properties officeooo:rsid="0054361a"/>
    </style:style>
    <style:style style:name="T38" style:family="text">
      <style:text-properties officeooo:rsid="005f512d"/>
    </style:style>
    <style:style style:name="T39" style:family="text">
      <style:text-properties officeooo:rsid="0061316a"/>
    </style:style>
    <style:style style:name="T40" style:family="text">
      <style:text-properties officeooo:rsid="00628a96"/>
    </style:style>
    <style:style style:name="T41" style:family="text">
      <style:text-properties officeooo:rsid="0069afaf"/>
    </style:style>
    <style:style style:name="T42" style:family="text">
      <style:text-properties officeooo:rsid="006c7624"/>
    </style:style>
    <style:style style:name="T43" style:family="text">
      <style:text-properties officeooo:rsid="006eddf0"/>
    </style:style>
    <style:style style:name="T44" style:family="text">
      <style:text-properties officeooo:rsid="007173d2"/>
    </style:style>
    <style:style style:name="T45" style:family="text">
      <style:text-properties officeooo:rsid="0072014d"/>
    </style:style>
    <style:style style:name="T46" style:family="text">
      <style:text-properties officeooo:rsid="00769b5b"/>
    </style:style>
    <style:style style:name="T47" style:family="text">
      <style:text-properties officeooo:rsid="007b4eb6"/>
    </style:style>
    <style:style style:name="T48" style:family="text">
      <style:text-properties officeooo:rsid="007bac35"/>
    </style:style>
    <style:style style:name="T49" style:family="text">
      <style:text-properties officeooo:rsid="007c557c"/>
    </style:style>
    <style:style style:name="T50" style:family="text">
      <style:text-properties officeooo:rsid="007f163e"/>
    </style:style>
    <style:style style:name="T51" style:family="text">
      <style:text-properties officeooo:rsid="007f91fe"/>
    </style:style>
    <style:style style:name="T52" style:family="text">
      <style:text-properties officeooo:rsid="008a3377"/>
    </style:style>
    <style:style style:name="T53" style:family="text">
      <style:text-properties officeooo:rsid="008f6033"/>
    </style:style>
    <style:style style:name="T54" style:family="text">
      <style:text-properties fo:font-variant="normal" fo:text-transform="none" fo:letter-spacing="normal" loext:padding="0cm" loext:border="none"/>
    </style:style>
    <style:style style:name="T55" style:family="text">
      <style:text-properties fo:font-variant="normal" fo:text-transform="none" fo:letter-spacing="normal" officeooo:rsid="0090ddff" loext:padding="0cm" loext:border="none"/>
    </style:style>
    <style:style style:name="T56" style:family="text">
      <style:text-properties fo:font-variant="normal" fo:text-transform="none" fo:letter-spacing="normal" officeooo:rsid="0090f266" loext:padding="0cm" loext:border="none"/>
    </style:style>
    <style:style style:name="T57" style:family="text">
      <style:text-properties officeooo:rsid="00919d39"/>
    </style:style>
    <style:style style:name="T58" style:family="text">
      <style:text-properties officeooo:rsid="00948436"/>
    </style:style>
    <style:style style:name="T59" style:family="text">
      <style:text-properties officeooo:rsid="00958b67"/>
    </style:style>
    <style:style style:name="T60" style:family="text">
      <style:text-properties officeooo:rsid="009770f3"/>
    </style:style>
    <style:style style:name="T61" style:family="text">
      <style:text-properties officeooo:rsid="0098101c"/>
    </style:style>
    <style:style style:name="T62" style:family="text">
      <style:text-properties officeooo:rsid="0099484f"/>
    </style:style>
    <style:style style:name="T63" style:family="text">
      <style:text-properties officeooo:rsid="009a37c1"/>
    </style:style>
    <style:style style:name="T64" style:family="text">
      <style:text-properties officeooo:rsid="009b793d"/>
    </style:style>
    <style:style style:name="T65" style:family="text">
      <style:text-properties officeooo:rsid="009d2deb"/>
    </style:style>
    <style:style style:name="T66" style:family="text">
      <style:text-properties officeooo:rsid="009d33b6"/>
    </style:style>
    <style:style style:name="T67" style:family="text">
      <style:text-properties officeooo:rsid="009eb8d4"/>
    </style:style>
    <style:style style:name="T68" style:family="text">
      <style:text-properties officeooo:rsid="00a230c4"/>
    </style:style>
    <style:style style:name="T69" style:family="text">
      <style:text-properties officeooo:rsid="00a4121d"/>
    </style:style>
    <style:style style:name="T70" style:family="text">
      <style:text-properties officeooo:rsid="00a43ed6"/>
    </style:style>
    <style:style style:name="T71" style:family="text">
      <style:text-properties officeooo:rsid="00a5e580"/>
    </style:style>
    <style:style style:name="T72" style:family="text">
      <style:text-properties officeooo:rsid="00a73999"/>
    </style:style>
    <style:style style:name="T73" style:family="text">
      <style:text-properties officeooo:rsid="00a7d92e"/>
    </style:style>
    <style:style style:name="T74" style:family="text">
      <style:text-properties officeooo:rsid="00a9112d"/>
    </style:style>
    <style:style style:name="T75" style:family="text">
      <style:text-properties officeooo:rsid="00a97f3d"/>
    </style:style>
    <style:style style:name="T76" style:family="text">
      <style:text-properties officeooo:rsid="00ab65a8"/>
    </style:style>
    <style:style style:name="T77" style:family="text">
      <style:text-properties officeooo:rsid="0077b26d"/>
    </style:style>
    <style:style style:name="T78" style:family="text">
      <style:text-properties officeooo:rsid="00ac4f8e"/>
    </style:style>
    <style:style style:name="T79" style:family="text">
      <style:text-properties officeooo:rsid="00ada4f1"/>
    </style:style>
    <style:style style:name="T80" style:family="text">
      <style:text-properties officeooo:rsid="00b0efce"/>
    </style:style>
    <style:style style:name="T81" style:family="text">
      <style:text-properties officeooo:rsid="00b43f99"/>
    </style:style>
    <style:style style:name="T82" style:family="text">
      <style:text-properties officeooo:rsid="00b91629"/>
    </style:style>
    <style:style style:name="T83" style:family="text">
      <style:text-properties officeooo:rsid="00baa82f"/>
    </style:style>
    <style:style style:name="T84" style:family="text">
      <style:text-properties officeooo:rsid="00bf06a8"/>
    </style:style>
    <style:style style:name="T85" style:family="text">
      <style:text-properties style:font-name="Lato" fo:font-size="14pt" fo:font-style="normal" fo:font-weight="normal" officeooo:rsid="00958b67" style:font-size-asian="12.25pt" style:font-style-asian="normal" style:font-weight-asian="normal" style:font-size-complex="14pt" style:font-style-complex="normal" style:font-weight-complex="normal"/>
    </style:style>
    <style:style style:name="T86" style:family="text">
      <style:text-properties officeooo:rsid="00c022c5"/>
    </style:style>
    <style:style style:name="T87" style:family="text">
      <style:text-properties officeooo:rsid="00c0d0fe"/>
    </style:style>
    <style:style style:name="T88" style:family="text">
      <style:text-properties officeooo:rsid="00c61f94"/>
    </style:style>
    <style:style style:name="T89" style:family="text">
      <style:text-properties officeooo:rsid="00c68e1d"/>
    </style:style>
    <style:style style:name="T90" style:family="text">
      <style:text-properties officeooo:rsid="00c6efe6"/>
    </style:style>
    <style:style style:name="T91" style:family="text">
      <style:text-properties officeooo:rsid="00c9a523"/>
    </style:style>
    <style:style style:name="T92" style:family="text">
      <style:text-properties officeooo:rsid="00cc23f6"/>
    </style:style>
    <style:style style:name="T93" style:family="text">
      <style:text-properties officeooo:rsid="00cd521b"/>
    </style:style>
    <style:style style:name="T94" style:family="text">
      <style:text-properties officeooo:rsid="00ce52fc"/>
    </style:style>
    <style:style style:name="T95" style:family="text">
      <style:text-properties officeooo:rsid="00d280d7"/>
    </style:style>
    <style:style style:name="T96" style:family="text">
      <style:text-properties officeooo:rsid="00d29e99"/>
    </style:style>
    <style:style style:name="T97" style:family="text">
      <style:text-properties officeooo:rsid="00d628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6"><text:soft-page-break/>Summary</text:p>
      <text:p text:style-name="P6"/>
      <text:p text:style-name="P7"><text:span text:style-name="T4">1</text:span>. <text:span text:style-name="T7">Game Definition</text:span></text:p>
      <text:p text:style-name="P8">2. <text:span text:style-name="T5">Gameplay </text:span><text:span text:style-name="T31">S</text:span><text:span text:style-name="T4">tructure</text:span></text:p>
      <text:p text:style-name="P10"><text:span text:style-name="T3">3</text:span>. <text:span text:style-name="T31">Map Generation and Ressources</text:span></text:p>
      <text:p text:style-name="P58"><text:span text:style-name="T3">4</text:span>. <text:span text:style-name="T44">Monster, Plants and Components</text:span></text:p>
      <text:p text:style-name="P5"><text:span text:style-name="T3">5</text:span>.<text:span text:style-name="T44"> </text:span><text:span text:style-name="T36">Items Distribution and Effects</text:span></text:p>
      <text:p text:style-name="P62">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97"><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ap.</text:span></text:p>
      <text:p text:style-name="P13">Each game require like 30 minutes, enough to really get into the game.</text:p>
      <text:p text:style-name="P13">One player can carry a game if he is smart about it.</text:p>
      <text:p text:style-name="P16">No pings, no report, no voice chat, just a chat.</text:p>
      <text:p text:style-name="P16">Once you are in a game you will forget the launcher, and the global community.</text:p>
      <text:p text:style-name="P16">It’s just you with 7 other people.</text:p>
      <text:p text:style-name="P13">The game is built to have the launcher, differentiate from the game like league to create a always open on pc effect and a I want to launch a game, the launcher is teasing me.</text:p>
      <text:p text:style-name="P14">The game is free, <text:span text:style-name="T68">strangely distributed</text:span>, and everything is made in order to create old behaviors via limitations.</text:p>
      <text:p text:style-name="P15">No leaver-buster, static loading with all players informations.</text:p>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97"><text:soft-page-break/><text:span text:style-name="T1">2</text:span>. Gameplay <text:span text:style-name="T4">structure</text:span></text:p>
      <text:p text:style-name="P18">You play as a blank character and into the game you will evolve in whatever you want and whatever the circumstance leads you to be.</text:p>
      <text:p text:style-name="P18"/>
      <text:p text:style-name="P18">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28">the components needed</text:span>.</text:p>
      <text:p text:style-name="P18"/>
      <text:p text:style-name="P19">So you have a game with randomly generated map, in a dark tribal forest, <text:span text:style-name="T69">with camps and</text:span> player, who wants to destroy the ennemy base and <text:span text:style-name="T69">collect components and craft item</text:span> to be stronger, the way you <text:span text:style-name="T69">collects</text:span> ressources is to go at certain location, at certain timing because ressources all have their timing, you have to know each of them and time them by yourself, in chat, it’s better so you’re team can know what’s up when.</text:p>
      <text:p text:style-name="P19"/>
      <text:p text:style-name="P20">The items you craft can <text:span text:style-name="T9">have active</text:span><text:span text:style-name="T69">s</text:span><text:span text:style-name="T9"> and you use them however you want</text:span><text:span text:style-name="T8"> items like a primary weapon </text:span><text:span text:style-name="T16">can be</text:span><text:span text:style-name="T8"> magic spells book with a 20s cooldown and you fight just with that.</text:span></text:p>
      <text:p text:style-name="P20"/>
      <text:p text:style-name="P31">Adapting to ennemy is hard, not because of hard calculation but because you have to see them use their item to <text:span text:style-name="T24">harvest or in a fight to</text:span> know what item they had.</text:p>
      <text:p text:style-name="P20"/>
      <text:p text:style-name="P29">Killing people grants you souls and all their <text:span text:style-name="T14">components </text:span><text:span text:style-name="T15">not their items</text:span>. Souls is a permanent stats, that are used by some items to <text:span text:style-name="T13">influence other stats. </text:span></text:p>
      <text:p text:style-name="P31"/>
      <text:p text:style-name="P34">To harvest plant you have to press and hold interact near it, you’re character does an animation with the item you have in hand. <text:span text:style-name="T25">You always have an item in hand, </text:span><text:span text:style-name="T26">except when you don’t have any.</text:span></text:p>
      <text:p text:style-name="P29"/>
      <text:p text:style-name="P30">The workshop, use to create items or disassemble items, it’s in the base.</text:p>
      <text:p text:style-name="P30">Disasembling items give you only some of what it takes to do it first.</text:p>
      <text:p text:style-name="P20"/>
      <text:p text:style-name="P25">When you <text:span text:style-name="T18">don’t</text:span> have <text:span text:style-name="T18">items</text:span> <text:span text:style-name="T16">you can’t fight, </text:span><text:span text:style-name="T17">but you run faster, </text:span><text:span text:style-name="T19">it can be used to cheese ennemy or to run from one base to another build a weapon in their workshop and destroy their base</text:span></text:p>
      <text:p text:style-name="P20"/>
      <text:p text:style-name="P63">You can <text:span text:style-name="T51">back</text:span> with B and a 10 seconds <text:span text:style-name="T50">recall</text:span>.</text:p>
      <text:p text:style-name="P20"/>
      <text:p text:style-name="P25">The game is not complex system wise, just items and components, two type of things, the player has only one class, and the skin it get is randomely chosen <text:soft-page-break/>between a static bank of characters. <text:span text:style-name="T10">So the player does not have personnality other than is playstyle. </text:span><text:span text:style-name="T11">Two base, two team, each with 4 players and </text:span><text:span text:style-name="T12">an </text:span><text:span text:style-name="T29">altar.</text:span></text:p>
      <text:p text:style-name="P26">The plant where you harvest you’re components</text:p>
      <text:p text:style-name="P26"/>
      <text:p text:style-name="P28">In the game you can play solo or with a teammate, no pings encourage you to talk with the chat to take youre teammate with you.</text:p>
      <text:p text:style-name="P29">It’s important to know there is two queue but the full stack is hidden until you do it for the first time, it’s easer you play solo queue, easer you play at 4.</text:p>
      <text:p text:style-name="P28"/>
      <text:p text:style-name="P29">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5"/>
      <text:p text:style-name="P27">I want this game to take the slowness and athmosphere of old league, the stability of game over long time of a counter strike, the changing tactics and improvisation of a tft, <text:span text:style-name="T22">the surprise craft mechanic from worms</text:span>, and the creativity of “everything works” of mosa lina.</text:p>
      <text:p text:style-name="P25"/>
      <text:p text:style-name="P25">When you die you drop all the components you where having on you. <text:span text:style-name="T27">You can collect components by walking on it. When you </text:span><text:span text:style-name="T69">kill monsters, it’s the same they drop components</text:span><text:span text:style-name="T27">.</text:span></text:p>
      <text:p text:style-name="P20"/>
      <text:p text:style-name="P24">Ce jeu doit pouvoir être lent et savoureux avec des grosse phase de on se regarde on se fait pas catch et des gros teamfight avec des lourdes répércutions.</text:p>
      <text:p text:style-name="P20"/>
      <text:p text:style-name="P21">J’aimerais faire un prototype de ce jeu avec des graphisme simple au possible sans être moche mais intelligement simple cet été.</text:p>
      <text:p text:style-name="P21">Juste avec le multi et les règles d’une games qui fonctionne, des animations in engine, une bonne musique de game, quelque son d’ambience de feu un peu partout. Vous pouvez </text:p>
      <text:p text:style-name="P21"/>
      <text:p text:style-name="P61">Forest dungeon est lent, et son gameplay est plus methodique que skillé, il existe peu de skillshot, on parle d’un jeu de combo, quand vous êtes en range d’un ennemi vous le ciblez et vous appliquer vos coups et sorts selon vos cooldown et votre <text:span text:style-name="T21">force</text:span>, <text:span text:style-name="T21">la force</text:span> est une statistique qui remonte lentement mais generalement on va chercher un item qui l’ameliorera ou ameliorera sa regeneration <text:span text:style-name="T21">pour oublier cette stats dans le reste de la partie</text:span></text:p>
      <text:p text:style-name="P60"/>
      <text:p text:style-name="P60"/>
      <text:p text:style-name="P21"><text:soft-page-break/></text:p>
      <text:p text:style-name="P37"/>
      <text:p text:style-name="P21"/>
      <text:p text:style-name="P3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8"><text:soft-page-break/><text:span text:style-name="T31">3. Map Generation and Ressources</text:span></text:p>
      <text:p text:style-name="P42">The map is made to avoid team advantage. The map itself contain monsters to kill, <text:span text:style-name="T70">npcs, </text:span><text:span text:style-name="T71">boss</text:span><text:span text:style-name="T72">es</text:span>, and players to fight.</text:p>
      <text:p text:style-name="P42"/>
      <text:p text:style-name="P46"><text:span text:style-name="T34">T</text:span>he map is <text:span text:style-name="T33">generated in</text:span> a closed square <text:span text:style-name="T34">so</text:span><text:span text:style-name="T33"> </text:span><text:span text:style-name="T32">it’s offen a bizarre shape</text:span>, and i<text:span text:style-name="T32">t’</text:span>s not reveal<text:span text:style-name="T32">ed</text:span> until you explored it completely.<text:span text:style-name="T33"> </text:span></text:p>
      <text:p text:style-name="P46">The camps, are your base, with your workshop and an altar, <text:span text:style-name="T33">there are generated in opposite corners of the map</text:span>, when the game starts, you don’t know <text:span text:style-name="T37">what the zone and monsters, are in the forest/jungle</text:span>, so you have to be extremelly carefull.</text:p>
      <text:p text:style-name="P42"/>
      <text:p text:style-name="P42">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65"/>
      <text:p text:style-name="P64">There is various <text:span text:style-name="T73">npcs</text:span> on the map randomly located.</text:p>
      <text:p text:style-name="P42"/>
      <text:p text:style-name="P45"><text:span text:style-name="T43">E</text:span>veryones jungle, <text:span text:style-name="T34">scouts, </text:span><text:span text:style-name="T73">battle</text:span><text:span text:style-name="T34"> </text:span><text:span text:style-name="T35">and</text:span><text:span text:style-name="T34"> post vision.</text:span></text:p>
      <text:p text:style-name="P44"/>
      <text:p text:style-name="P47">The <text:span text:style-name="T47">algorithm works by creating paths, then </text:span><text:span text:style-name="T48">some</text:span><text:span text:style-name="T47"> camps, glades and vegetation then populating the walls areas with trees and other structure like </text:span>ruins, <text:span text:style-name="T49">tribal stones</text:span>, <text:span text:style-name="T41">swamp</text:span><text:span text:style-name="T47">s</text:span><text:span text:style-name="T41">, </text:span><text:span text:style-name="T42">stonepit</text:span><text:span text:style-name="T47">s and </text:span><text:span text:style-name="T42">deadlands. </text:span><text:span text:style-name="T48">The map layout is readable and easy to learn.</text:span></text:p>
      <text:p text:style-name="P49"/>
      <text:p text:style-name="P50">Each time a monster is done, it reappear more powerfull <text:span text:style-name="T38">but the level of the monster is hidden, so the strategy of the monster bomb, you take a medium monster, close to your camp, </text:span><text:span text:style-name="T39">on the ennemy way</text:span><text:span text:style-name="T38">, farm it a lot in early, do it with another player in mid game and with 3 or 4 </text:span><text:span text:style-name="T40">in late, the monster is now OP and can 3 shots every ennemy who wants to solo it.</text:span></text:p>
      <text:p text:style-name="P48"/>
      <text:p text:style-name="P54"/>
      <text:p text:style-name="P99"><text:span text:style-name="T3">4</text:span>. <text:span text:style-name="T44">Monster, Plants and Components</text:span></text:p>
      <text:p text:style-name="P53"/>
      <text:p text:style-name="P53"/>
      <text:p text:style-name="P53"/>
      <text:p text:style-name="P40">Components :</text:p>
      <text:p text:style-name="P40">-Koka seeds</text:p>
      <text:p text:style-name="P40">-<text:span text:style-name="T30">lyd fragments</text:span></text:p>
      <text:p text:style-name="P40">-</text:p>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9"><text:span text:style-name="T45">5</text:span><text:span text:style-name="T36">.Items Distribution and Effects</text:span></text:p>
      <text:p text:style-name="P52">There is so many items, that player are encouraged to select a build before it start, it’s a selection of items that have a global good synergy.</text:p>
      <text:p text:style-name="P52"/>
      <text:p text:style-name="P52"/>
      <text:p text:style-name="P52"/>
      <text:p text:style-name="P52"/>
      <text:p text:style-name="P52"/>
      <text:p text:style-name="P106"><text:soft-page-break/>Item <text:span text:style-name="T94">Classes</text:span>: </text:p>
      <text:p text:style-name="P106">-Starter <text:span text:style-name="T89">(every game) </text:span><text:span text:style-name="T91">(for the start of the game)</text:span></text:p>
      <text:p text:style-name="P106">-Oridinary <text:span text:style-name="T89">(every game) </text:span><text:span text:style-name="T91">(for the start/mid of the game)</text:span></text:p>
      <text:p text:style-name="P106">-Elite <text:span text:style-name="T89">(every game) </text:span><text:span text:style-name="T91">(basics abilities, and quick attacks)</text:span></text:p>
      <text:p text:style-name="P106">-Fantastic <text:span text:style-name="T89">(every game) </text:span><text:span text:style-name="T91">(ultimate abilities)</text:span></text:p>
      <text:p text:style-name="P106">-Legendary <text:span text:style-name="T89">(</text:span><text:span text:style-name="T90">1 game on 1.5</text:span><text:span text:style-name="T89">) </text:span><text:span text:style-name="T91">(strong ultimate abilities)</text:span></text:p>
      <text:p text:style-name="P106">-Mythic <text:span text:style-name="T89">(1 game on 100) </text:span><text:span text:style-name="T91">(game changer abilities) </text:span><text:span text:style-name="T93">(teamwork needed)</text:span></text:p>
      <text:p text:style-name="P106">-Theoritical <text:span text:style-name="T89">(1 game on 10 000) </text:span><text:span text:style-name="T91">(game </text:span><text:span text:style-name="T92">winning</text:span><text:span text:style-name="T91"> abilities) </text:span><text:span text:style-name="T93">(teamwork required)</text:span></text:p>
      <text:p text:style-name="P87"/>
      <text:p text:style-name="P87"/>
      <text:p text:style-name="P52"/>
      <text:p text:style-name="P59"><text:span text:style-name="T94">Some game will be a</text:span>ctive Healing items, because max hp <text:span text:style-name="T94">will be difficult to make, and other game, will be only max hp</text:span>.</text:p>
      <text:p text:style-name="P59"/>
      <text:p text:style-name="P110">There can be games, with so many <text:span text:style-name="T95">max</text:span> hp <text:span text:style-name="T95">or heal</text:span> on both team, that in the end <text:span text:style-name="T96">the first team to</text:span> rush the ennemy base and destroy it while tanking <text:span text:style-name="T96">win</text:span>.</text:p>
      <text:p text:style-name="P110"/>
      <text:p text:style-name="P111">Your team can be all average on all stats, with everybody farming everything <text:span text:style-name="T97">getting a versatile build</text:span> or you can assign players to some farm camps, to build specific items and make roles at the cost of slower farming routes.</text:p>
      <text:p text:style-name="P59"/>
      <text:p text:style-name="P89">There is not a lot of passive stats, because this game is more about active strategy than mathematics and theoretical optimizations.</text:p>
      <text:p text:style-name="P89"/>
      <text:p text:style-name="P90">All statistic at 0 by default that will not change if no item is buy, is not worth a stat, exception to cooldown reduction <text:span text:style-name="T80">and </text:span><text:span text:style-name="T81">(</text:span><text:span text:style-name="T80">lifesteal?</text:span><text:span text:style-name="T81">)</text:span>.</text:p>
      <text:p text:style-name="P59"/>
      <text:p text:style-name="P35">All stats :</text:p>
      <text:p text:style-name="P88"><text:span text:style-name="T23">-</text:span><text:span text:style-name="T74">Physical</text:span> Damage<text:span text:style-name="T46"> </text:span><text:span text:style-name="T76">(in damage points)</text:span></text:p>
      <text:p text:style-name="P88">-Magic Damage<text:span text:style-name="T46"> </text:span><text:span text:style-name="T76">(in damage points)</text:span></text:p>
      <text:p text:style-name="P33">-<text:span text:style-name="T74">Physical</text:span> <text:span text:style-name="T46">Armor </text:span><text:span text:style-name="T76">(in damage points)</text:span></text:p>
      <text:p text:style-name="P32">-Magic <text:span text:style-name="T46">Armor </text:span><text:span text:style-name="T76">(in damage points)</text:span></text:p>
      <text:p text:style-name="P36">-Movement Speed <text:span text:style-name="T76">(in unit/seconds)</text:span><text:span text:style-name="T77"> </text:span></text:p>
      <text:p text:style-name="P36">-Souls <text:span text:style-name="T76">(in kills)</text:span><text:span text:style-name="T77"> </text:span></text:p>
      <text:p text:style-name="P84">-Cooldown Reduction<text:span text:style-name="T75"> </text:span><text:span text:style-name="T76">(in %)</text:span> (up to 50%)</text:p>
      <text:p text:style-name="P85">-<text:span text:style-name="T76">Health</text:span><text:span text:style-name="T75"> Regeneration </text:span><text:span text:style-name="T76">(in </text:span><text:span text:style-name="T78">health</text:span><text:span text:style-name="T76">/seconds)</text:span></text:p>
      <text:p text:style-name="P85">-<text:span text:style-name="T75">Energy Regeneration </text:span><text:span text:style-name="T76">(in </text:span><text:span text:style-name="T78">energy</text:span><text:span text:style-name="T76">/seconds)</text:span></text:p>
      <text:p text:style-name="P85">-<text:span text:style-name="T75">Max HP</text:span><text:span text:style-name="T46"> </text:span><text:span text:style-name="T76">(in </text:span><text:span text:style-name="T78">health</text:span><text:span text:style-name="T76"> points)</text:span></text:p>
      <text:p text:style-name="P85">-<text:span text:style-name="T75">Max Energy</text:span><text:span text:style-name="T46"> </text:span><text:span text:style-name="T76">(in </text:span><text:span text:style-name="T78">energy</text:span><text:span text:style-name="T76"> points)</text:span></text:p>
      <text:p text:style-name="P86"><text:soft-page-break/>-<text:span text:style-name="T75">LifeSteal </text:span><text:span text:style-name="T76">(in % </text:span><text:span text:style-name="T79">of damage dealt</text:span><text:span text:style-name="T76">)</text:span><text:span text:style-name="T75"> (up to 10%)</text:span></text:p>
      <text:p text:style-name="P43"/>
      <text:p text:style-name="P55">Items will be of a couple of type and some items will be in between :</text:p>
      <text:p text:style-name="P55">Weapons → active items, quick cooldown, small damage, small energy need</text:p>
      <text:p text:style-name="P55">Spells → active items, medium cooldown, good damage, medium energy need</text:p>
      <text:p text:style-name="P55">Situation → active items, long cooldown, big effects, medium energy need</text:p>
      <text:p text:style-name="P56">Game changers → Rare items, appear in a game out of 100, long cooldown, lots of energy, long channeling, </text:p>
      <text:p text:style-name="P107"/>
      <text:p text:style-name="P23">Items : Chaque Items à <text:span text:style-name="T20">1 à 2</text:span> atouts actifs, <text:span text:style-name="T20">pas de limitations de</text:span> passifs.</text:p>
      <text:p text:style-name="P23"/>
      <text:p text:style-name="P23">-Serum de lydre -&gt; régénère de la vie instantanément</text:p>
      <text:p text:style-name="P23">-Pierre de lyd -&gt; Redonne x hp après chaque tick de dégats subis</text:p>
      <text:p text:style-name="P23">-Brai medicinale -&gt; Règenere la vie sur une courte durée</text:p>
      <text:p text:style-name="P23">-Cristal créateur -&gt; Une armure qui se stack avec les kills ?, hp ?, damage ?</text:p>
      <text:p text:style-name="P23">-Projecteur à stase -&gt; crée un clone d'un allié ciblé</text:p>
      <text:p text:style-name="P23">-Percepteur de l'orage -&gt; <text:span text:style-name="T20">crée une tempête sur le joueur ciblé</text:span></text:p>
      <text:p text:style-name="P23">-Elixir de sulfite -&gt; quand il expire, le personnage fait une flamme de chalumeau avec son nez, et sors un gaz inflammable de sa bouche.</text:p>
      <text:p text:style-name="P23">-<text:span text:style-name="T53">Antidote</text:span></text:p>
      <text:p text:style-name="P102"/>
      <text:p text:style-name="P101">-<text:span text:style-name="T82">Glavie d’i</text:span><text:span text:style-name="T83">m</text:span><text:span text:style-name="T82">fortune</text:span></text:p>
      <text:p text:style-name="P95"><text:span text:style-name="T54">-</text:span><text:span text:style-name="T55">M</text:span><text:span text:style-name="T54">anuscrit d'ignola</text:span></text:p>
      <text:p text:style-name="P95"><text:span text:style-name="T54">-Testament d'</text:span><text:span text:style-name="T56">Enis</text:span></text:p>
      <text:p text:style-name="P101">-Promesse des morts</text:p>
      <text:p text:style-name="P101">-Sceptre lourd</text:p>
      <text:p text:style-name="P101">-Particule de fantômes</text:p>
      <text:p text:style-name="P112"><text:span text:style-name="T54">-Pierre explosive</text:span> </text:p>
      <text:p text:style-name="P104">-<text:span text:style-name="T84">Diviseur d’âme, mythique, inflige un mid life </text:span><text:span text:style-name="T86">(proportionel au hp restant)</text:span><text:span text:style-name="T84">, 60s CD</text:span></text:p>
      <text:p text:style-name="P105">-<text:span text:style-name="T84">Diviseur General, théorique, inflige un mid life a tout les ennemis </text:span><text:span text:style-name="T86">(proportionel au hp max </text:span><text:span text:style-name="T87">(donc si en dessous de la moitié de t’a vie, l’ennemie active, tu meurs)</text:span><text:span text:style-name="T86">)</text:span><text:span text:style-name="T84">, </text:span><text:span text:style-name="T88">60</text:span><text:span text:style-name="T84">s CD</text:span></text:p>
      <text:p text:style-name="P105"/>
      <text:p text:style-name="P91">Item très chère qui permet de révéler un grand halo autour de toi</text:p>
      <text:p text:style-name="P91"><text:soft-page-break/>Item très chère qui permet une tp n’importe où avec un son pour tout le monde tout les 7 minutes</text:p>
      <text:p text:style-name="P92">Item chere qui permet une tp balise tout les 5 minutes</text:p>
      <text:p text:style-name="P57"/>
      <text:p text:style-name="P57"/>
      <text:p text:style-name="P69">Le but c’est pas d’avoir des items qui donne 3% de machins, chaque items, meme passif est puissant et à son utilité, juste certains items sont seulement puissant en début de game.</text:p>
      <text:p text:style-name="P35"/>
      <text:p text:style-name="P71">Dans worms c’est marrant parce que, <text:span text:style-name="T57">les items sont fort et intriguant, le craft est pas complexe tu sais ce que tu doit ramasser.</text:span></text:p>
      <text:p text:style-name="P72"/>
      <text:p text:style-name="P72"/>
      <text:p text:style-name="P72"/>
      <text:p text:style-name="P73">Est ce qu’il y a un jeu ou c’est fun de recolter des ressources ? C’est rare, pourquoi ?</text:p>
      <text:p text:style-name="P73">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57"/>
      <text:p text:style-name="P74">Aussi le craft est là pour rajouter de l’imprevu et des strategie, cool a réflechir, vous voyez cette item dans la boutique que vous avez toujours eu envie de faire et cette game, vous pouvez.</text:p>
      <text:p text:style-name="P74">Je pense qu’au lieu d’une boutique en mode lol on devrait faire un livre de recette de craft avec des categories, a chaque fois que tu clique sur un item, ça t’envoie a la page de l’item, comme de la doc.</text:p>
      <text:p text:style-name="P74"><text:soft-page-break/>Est ce qu’on fait des fenetre bien OS bien old school, ou des trucs qui s’integrent un peu quand même ? <text:span text:style-name="T58">LA façon de prensenter le craft on s’en branle c’est pas la priorité.</text:span></text:p>
      <text:p text:style-name="P74"/>
      <text:p text:style-name="P77">Qu’est ce que je veux dans une game :</text:p>
      <text:p text:style-name="P77">-Des joueurs qui scoot une map pour trouver des camps,</text:p>
      <text:p text:style-name="P77">-Une map interconnecté, petites et mirror, permettant de ce rencontrer souvent et de contest des ressources sans être déséquilibré</text:p>
      <text:p text:style-name="P77">-Une reflexion sur le stuff a faire a chaque game</text:p>
      <text:p text:style-name="P77">-Des camps à timer pour bien gerer nos ressources</text:p>
      <text:p text:style-name="P77">-Des invades a faire pour voler des ressources</text:p>
      <text:p text:style-name="P77">-De la vision a placé pour <text:span text:style-name="T59">controler les points d’interet</text:span></text:p>
      <text:p text:style-name="P77">-<text:span text:style-name="T59">Des informations a trouver sur le stuff des ennemis</text:span></text:p>
      <text:p text:style-name="P77">-<text:span text:style-name="T62">Pas de midlane, l’ambience dans forest dungeon est froide, c’est defcon</text:span></text:p>
      <text:p text:style-name="P75"/>
      <text:p text:style-name="P75"/>
      <text:p text:style-name="P75"/>
      <text:p text:style-name="P81">On admet que le jeu est déséquilibré en créant une map non miroir mais plus interessente, maintenant on fait attention a ce que l’ingéniosité puisse toujours battre la chance.</text:p>
      <text:p text:style-name="P78"/>
      <text:p text:style-name="P78">Pour que la map sois interessente, les points d’interêts seront :</text:p>
      <text:p text:style-name="P83">Quand on arrive sur la map c’est la nuit, les monstres sont endormi, </text:p>
      <text:p text:style-name="P83">jusqu’a 1 minute 30.</text:p>
      <text:p text:style-name="P78">-un boss <text:span text:style-name="T60">tout les 7 min</text:span> dans la place d’invocation qui se trouve au milieu de la map</text:p>
      <text:p text:style-name="P78">-<text:span text:style-name="T60">sur les points d’interet peuvent spawn :</text:span></text:p>
      <text:p text:style-name="P78">-<text:span text:style-name="T65">Golem omniscient </text:span><text:span text:style-name="T66">(old golem lol)</text:span><text:span text:style-name="T65"> → pierre de vision, fragment de golem</text:span></text:p>
      <text:p text:style-name="P78">-<text:span text:style-name="T65">Saule déposédé </text:span><text:span text:style-name="T66">(arbre foret turturé)</text:span><text:span text:style-name="T65"> → bois maudit, essence de douleur</text:span></text:p>
      <text:p text:style-name="P78"><text:soft-page-break/>-<text:span text:style-name="T66">Greniard → Roam prêt de son camp, agro → coeur instable, pierre explosive</text:span></text:p>
      <text:p text:style-name="P79">-<text:span text:style-name="T66">Fantome </text:span><text:span text:style-name="T67">Perdu</text:span><text:span text:style-name="T66"> → </text:span><text:span text:style-name="T67">Roam</text:span><text:span text:style-name="T66"> prêt de son camp</text:span><text:span text:style-name="T67"> sans aggro → Matiere flottante</text:span></text:p>
      <text:p text:style-name="P79">-<text:span text:style-name="T67">Brute aveugle → (quatre pate un corps vite ef, un bras qui tient une massue) → bois robuste, essence de vie</text:span></text:p>
      <text:p text:style-name="P78">-<text:span text:style-name="T60">NPC </text:span><text:span text:style-name="T63">D</text:span><text:span text:style-name="T60">ésassembleur, prend un item et ressort la moitié de ses composants</text:span></text:p>
      <text:p text:style-name="P78">-<text:span text:style-name="T60">NPC Forgeron, prend un item et lui donne +10% de dégats sur chaque type de dégats contre des composants spécifiques</text:span></text:p>
      <text:p text:style-name="P78">-<text:span text:style-name="T61">NPC Marchand, échange </text:span><text:span text:style-name="T64">certains composants</text:span><text:span text:style-name="T61"> spécifiques</text:span></text:p>
      <text:p text:style-name="P81"/>
      <text:p text:style-name="P83">Pas de gamepaly harvest, on se bat avec tout les mobs / plantes</text:p>
      <text:p text:style-name="P93">on peut acheter plusieurs fois le même items mais ses actifs seront liées ?</text:p>
      <text:p text:style-name="P81"/>
      <text:p text:style-name="P94">Sois chaque item a un ration de degat magique ou physique ou les deux, sois il a une limite de dégats, genre cette item ne peut avoir que 60 degats max après faudrat un item plus capable</text:p>
      <text:p text:style-name="P81"/>
      <text:p text:style-name="P82">Utilitaire important :</text:p>
      <text:p text:style-name="P82">Item qui prend la vision a courte distance, gros CD</text:p>
      <text:p text:style-name="P82">Item Ward gros CD</text:p>
      <text:p text:style-name="P82">Item permettant de dash a travers les murs GROS CD</text:p>
      <text:p text:style-name="P82">Est ce qu’il y a des consommables</text:p>
      <text:p text:style-name="P81"/>
      <text:p text:style-name="P81"/>
      <text:p text:style-name="P80">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78"/>
      <text:p text:style-name="P78"><text:soft-page-break/>l’interconnection des chemins fait qu’on ne se soucis pas de si il y aura un chemin qui reliera à l’autre base</text:p>
      <text:p text:style-name="P75"/>
      <text:p text:style-name="P76">C’est chiant de craft un truc en deposant les items un par un et le système reconnait ce qu’on veut faire, mais en même temps juste cliquer c’est pas ouf</text:p>
      <text:p text:style-name="P74">J’aime bien le old school mais faut pas que ce sois horrible a regarder non plus</text:p>
      <text:p text:style-name="P57"/>
      <text:p text:style-name="P57"/>
      <text:p text:style-name="P66">Harvesting redesign :</text:p>
      <text:p text:style-name="P67">clicker sur chaque truc individuelle, pourquoi pas sa donne un truc d’ancien jeu mais c’est giga pas pratique si t’a un teamfight </text:p>
      <text:p text:style-name="P67">dans ce jeu tu cible une personne avec un click normal, tu cast tes competence et spells de tes items avec <text:span text:style-name="T52">1234 les items certains sont selectionnable comme les les épées les sceptre qui dispose d’animations</text:span></text:p>
      <text:p text:style-name="P68">est ce que c’est pratique de jouer avec spam a</text:p>
      <text:p text:style-name="P70">Pour l’harvest c’est aller a l’endroit et cliquer comme un taré pour harvest jusqu’au bout</text:p>
      <text:p text:style-name="P68"/>
      <text:p text:style-name="P68">est ce qu’on selectionne l’item puis on utilise ou est ce qu’on active direct l’item, le système de combat doit être cooldown</text:p>
      <text:p text:style-name="P68">des fois j’ai envie de revenir sur du combat zqsd avec une grosse minimap en bas avec possibilité de scoot</text:p>
      <text:p text:style-name="P68">en sois on peut se dire que les deux systèmes existe, tu peut cliquer et deplacer avec la souris mais en combat tu utilise zqsd</text:p>
      <text:p text:style-name="P67"/>
      <text:p text:style-name="P68">pour l’anim de back faudrait que le perso ai globalment la meme anim de back que l’ancien lol mais avec des runes qui apparaissent en plus en mode ryze.</text:p>
      <text:p text:style-name="P57"/>
      <text:p text:style-name="P57"/>
      <text:p text:style-name="P100"><text:soft-page-break/>6. Additional Notes/Features</text:p>
      <text:p text:style-name="P39">-Each item has a 5 second time to make with steps to create it like <text:span text:style-name="T45">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7-16T14:24:46.123000000</dc:date>
    <meta:editing-duration>PT20H2M28S</meta:editing-duration>
    <meta:editing-cycles>187</meta:editing-cycles>
    <meta:generator>LibreOffice/24.2.4.2$Windows_X86_64 LibreOffice_project/51a6219feb6075d9a4c46691dcfe0cd9c4fff3c2</meta:generator>
    <meta:document-statistic meta:table-count="0" meta:image-count="0" meta:object-count="0" meta:page-count="15" meta:paragraph-count="165" meta:word-count="2846" meta:character-count="15724" meta:non-whitespace-character-count="13032"/>
  </office:meta>
</office:document-meta>
</file>